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officeooo:paragraph-rsid="000dc6c8"/>
    </style:style>
    <style:style style:name="P4" style:family="paragraph" style:parent-style-name="Azione_20_sistema">
      <style:text-properties officeooo:paragraph-rsid="000dc6c8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dc6c8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>
      <style:text-properties officeooo:paragraph-rsid="000dc6c8"/>
    </style:style>
    <style:style style:name="T1" style:family="text">
      <style:text-properties officeooo:rsid="000dc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1">Modifica Fascia Oraria Utenz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<text:span text:style-name="T1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1">L'utente accede al sistema e viene riconosciuto come 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6307698" text:style-name="Numerazione_20_UC">
              <text:list-item text:start-value="1">
                <text:p text:style-name="P6"><text:span text:style-name="T1">L'utente accede alla sezione relativa alla modifica delle fasce di utenza orarie.</text:span></text:p>
              </text:list-item>
              <text:list-item>
                <text:p text:style-name="P4"><text:span text:style-name="T1">Il sistema mostra una form con le fasce orarie esistenti con le loro impostazioni.</text:span></text:p>
              </text:list-item>
              <text:list-item>
                <text:p text:style-name="P6"><text:span text:style-name="T1">L'utente seleziona la fascia oraria</text:span></text:p>
              </text:list-item>
              <text:list-item>
                <text:p text:style-name="P4"><text:span text:style-name="T1">Il sistema mostra una form contenente le impostazioni da settare.</text:span></text:p>
              </text:list-item>
              <text:list-item>
                <text:p text:style-name="P6"><text:span text:style-name="T1">L'utente compila la form e conferma le modifich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deve visualizzare la fascia oraria aggiorna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1">Il sistema mostra all'utente un 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Il sistema deve visualizzare tutte le form entro 20 secondi dalla richiesta.</text:span></text:p>
            <text:p text:style-name="P3"><text:span text:style-name="T1">Il sistema deve visualizzare il messaggio di errore o la fascia oraria aggiornata entro 20 secondi dalla conferma delle modifiche.</text:span></text:p>
          </table:table-cell>
        </table:table-row>
      </table:table>
      <text:p text:style-name="P5"><text:span text:style-name="T1">Modifica fascia di utenza ora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6:17:42.36</meta:creation-date>
    <meta:editing-duration>P0D</meta:editing-duration>
    <meta:editing-cycles>2</meta:editing-cycles>
    <meta:generator>LibreOffice/3.6$Windows_x86 LibreOffice_project/da8c1e6-fd468f4-454e206-f42a4a9-143cfd</meta:generator>
    <dc:date>2012-10-26T06:26:49.09</dc:date>
    <meta:document-statistic meta:table-count="1" meta:image-count="0" meta:object-count="0" meta:page-count="1" meta:paragraph-count="22" meta:word-count="144" meta:character-count="940" meta:non-whitespace-character-count="823"/>
  </office:meta>
</office:document-meta>
</file>